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0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/>
    </style:style>
    <style:style style:name="ce6" style:family="table-cell" style:parent-style-name="Default" style:data-style-name="N4">
      <style:text-properties style:font-name="Ubuntu"/>
    </style:style>
    <style:style style:name="ce3" style:family="table-cell" style:parent-style-name="Default" style:data-style-name="N122">
      <style:text-properties style:font-name="Ubuntu"/>
    </style:style>
    <style:style style:name="ce10" style:family="table-cell" style:parent-style-name="Default" style:data-style-name="N0">
      <style:text-properties style:font-name="Ubuntu" fo:font-weight="bold" style:font-weight-asian="bold" style:font-weight-complex="bold"/>
    </style:style>
    <style:style style:name="ce8" style:family="table-cell" style:parent-style-name="Default" style:data-style-name="N122">
      <style:text-properties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9" table:default-cell-style-name="ce2"/>
        <table:table-column table:style-name="co1" table:number-columns-repeated="42" table:default-cell-style-name="ce2"/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/>
          <table:table-cell office:value-type="string" calcext:value-type="string">
            <text:p>K0</text:p>
          </table:table-cell>
          <table:table-cell office:value-type="float" office:value="0" calcext:value-type="float">
            <text:p>0</text:p>
          </table:table-cell>
          <table:table-cell table:formula="of:=IF([.G2]&lt;[.$C$5];[.$C$4]^[.G2];0)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del0</text:p>
          </table:table-cell>
          <table:table-cell table:style-name="ce6" office:value-type="float" office:value="0.2" calcext:value-type="float">
            <text:p>0.20</text:p>
          </table:table-cell>
          <table:table-cell table:style-name="ce3" office:value-type="string" calcext:value-type="string">
            <text:p>cm</text:p>
          </table:table-cell>
          <table:table-cell/>
          <table:table-cell office:value-type="string" calcext:value-type="string">
            <text:p>K1</text:p>
          </table:table-cell>
          <table:table-cell table:formula="of:=[.G2]+1" office:value-type="float" office:value="1" calcext:value-type="float">
            <text:p>1</text:p>
          </table:table-cell>
          <table:table-cell table:formula="of:=IF([.G3]&lt;[.$C$5];[.$C$4]^[.G3];0)" office:value-type="float" office:value="1.00546397032661" calcext:value-type="float">
            <text:p>1.0054639703266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style-name="ce3" office:value-type="float" office:value="1.00546397032661" calcext:value-type="float">
            <text:p>1.0055</text:p>
          </table:table-cell>
          <table:table-cell table:number-columns-repeated="2"/>
          <table:table-cell office:value-type="string" calcext:value-type="string">
            <text:p>K2</text:p>
          </table:table-cell>
          <table:table-cell table:formula="of:=[.G3]+1" office:value-type="float" office:value="2" calcext:value-type="float">
            <text:p>2</text:p>
          </table:table-cell>
          <table:table-cell table:formula="of:=IF([.G4]&lt;[.$C$5];[.$C$4]^[.G4];0)" office:value-type="float" office:value="1.01095779562494" calcext:value-type="float">
            <text:p>1.0109577956249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nElem</text:p>
          </table:table-cell>
          <table:table-cell table:style-name="ce6" office:value-type="float" office:value="80" calcext:value-type="float">
            <text:p>80.00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formula="of:=[.G4]+1" office:value-type="float" office:value="3" calcext:value-type="float">
            <text:p>3</text:p>
          </table:table-cell>
          <table:table-cell table:formula="of:=IF([.G5]&lt;[.$C$5];[.$C$4]^[.G5];0)" office:value-type="float" office:value="1.01648163902169" calcext:value-type="float">
            <text:p>1.01648163902169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1/K</text:p>
          </table:table-cell>
          <table:table-cell table:style-name="ce10" table:formula="of:=1/[.C4]" office:value-type="float" office:value="0.99456572240492" calcext:value-type="float">
            <text:p>0.99456572240492</text:p>
          </table:table-cell>
          <table:table-cell table:style-name="ce1"/>
          <table:table-cell table:style-name="ce8"/>
          <table:table-cell office:value-type="string" calcext:value-type="string">
            <text:p>K4</text:p>
          </table:table-cell>
          <table:table-cell table:formula="of:=[.G5]+1" office:value-type="float" office:value="4" calcext:value-type="float">
            <text:p>4</text:p>
          </table:table-cell>
          <table:table-cell table:formula="of:=IF([.G6]&lt;[.$C$5];[.$C$4]^[.G6];0)" office:value-type="float" office:value="1.02203566453484" calcext:value-type="float">
            <text:p>1.02203566453484</text:p>
          </table:table-cell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table:style-name="ce8" table:number-columns-repeated="15"/>
          <table:table-cell table:number-columns-repeated="29"/>
        </table:table-row>
        <table:table-row table:style-name="ro1">
          <table:table-cell/>
          <table:table-cell table:style-name="ce6" table:number-columns-repeated="4"/>
          <table:table-cell office:value-type="string" calcext:value-type="string">
            <text:p>K5</text:p>
          </table:table-cell>
          <table:table-cell table:formula="of:=[.G6]+1" office:value-type="float" office:value="5" calcext:value-type="float">
            <text:p>5</text:p>
          </table:table-cell>
          <table:table-cell table:formula="of:=IF([.G7]&lt;[.$C$5];[.$C$4]^[.G7];0)" office:value-type="float" office:value="1.02762003707859" calcext:value-type="float">
            <text:p>1.02762003707859</text:p>
          </table:table-cell>
          <table:table-cell table:style-name="ce6" table:number-columns-repeated="27"/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K6</text:p>
          </table:table-cell>
          <table:table-cell table:formula="of:=[.G7]+1" office:value-type="float" office:value="6" calcext:value-type="float">
            <text:p>6</text:p>
          </table:table-cell>
          <table:table-cell table:formula="of:=IF([.G8]&lt;[.$C$5];[.$C$4]^[.G8];0)" office:value-type="float" office:value="1.03323492246822" calcext:value-type="float">
            <text:p>1.03323492246822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7</text:p>
          </table:table-cell>
          <table:table-cell table:formula="of:=[.G8]+1" office:value-type="float" office:value="7" calcext:value-type="float">
            <text:p>7</text:p>
          </table:table-cell>
          <table:table-cell table:formula="of:=IF([.G9]&lt;[.$C$5];[.$C$4]^[.G9];0)" office:value-type="float" office:value="1.038880487425" calcext:value-type="float">
            <text:p>1.038880487425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SUMK</text:p>
          </table:table-cell>
          <table:table-cell table:style-name="ce6" table:formula="of:=SUM([.H2:.H101])" office:value-type="float" office:value="100.000008353067" calcext:value-type="float">
            <text:p>100.00</text:p>
          </table:table-cell>
          <table:table-cell table:number-columns-repeated="2"/>
          <table:table-cell office:value-type="string" calcext:value-type="string">
            <text:p>K8</text:p>
          </table:table-cell>
          <table:table-cell table:formula="of:=[.G9]+1" office:value-type="float" office:value="8" calcext:value-type="float">
            <text:p>8</text:p>
          </table:table-cell>
          <table:table-cell table:formula="of:=IF([.G10]&lt;[.$C$5];[.$C$4]^[.G10];0)" office:value-type="float" office:value="1.04455689958118" calcext:value-type="float">
            <text:p>1.04455689958118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el0 </text:p>
          </table:table-cell>
          <table:table-cell table:style-name="ce3" table:formula="of:=[.C2]/[.C10]" office:value-type="float" office:value="0.199999983293868" calcext:value-type="float">
            <text:p>0.2000</text:p>
          </table:table-cell>
          <table:table-cell table:number-columns-repeated="2"/>
          <table:table-cell office:value-type="string" calcext:value-type="string">
            <text:p>K9</text:p>
          </table:table-cell>
          <table:table-cell table:formula="of:=[.G10]+1" office:value-type="float" office:value="9" calcext:value-type="float">
            <text:p>9</text:p>
          </table:table-cell>
          <table:table-cell table:formula="of:=IF([.G11]&lt;[.$C$5];[.$C$4]^[.G11];0)" office:value-type="float" office:value="1.05026432748494" calcext:value-type="float">
            <text:p>1.05026432748494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0</text:p>
          </table:table-cell>
          <table:table-cell table:formula="of:=[.G11]+1" office:value-type="float" office:value="10" calcext:value-type="float">
            <text:p>10</text:p>
          </table:table-cell>
          <table:table-cell table:formula="of:=IF([.G12]&lt;[.$C$5];[.$C$4]^[.G12];0)" office:value-type="float" office:value="1.05600294060541" calcext:value-type="float">
            <text:p>1.0560029406054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1</text:p>
          </table:table-cell>
          <table:table-cell table:formula="of:=[.G12]+1" office:value-type="float" office:value="11" calcext:value-type="float">
            <text:p>11</text:p>
          </table:table-cell>
          <table:table-cell table:formula="of:=IF([.G13]&lt;[.$C$5];[.$C$4]^[.G13];0)" office:value-type="float" office:value="1.06177290933769" calcext:value-type="float">
            <text:p>1.06177290933769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2</text:p>
          </table:table-cell>
          <table:table-cell table:formula="of:=[.G13]+1" office:value-type="float" office:value="12" calcext:value-type="float">
            <text:p>12</text:p>
          </table:table-cell>
          <table:table-cell table:formula="of:=IF([.G14]&lt;[.$C$5];[.$C$4]^[.G14];0)" office:value-type="float" office:value="1.0675744050079" calcext:value-type="float">
            <text:p>1.0675744050079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3</text:p>
          </table:table-cell>
          <table:table-cell table:formula="of:=[.G14]+1" office:value-type="float" office:value="13" calcext:value-type="float">
            <text:p>13</text:p>
          </table:table-cell>
          <table:table-cell table:formula="of:=IF([.G15]&lt;[.$C$5];[.$C$4]^[.G15];0)" office:value-type="float" office:value="1.07340759987831" calcext:value-type="float">
            <text:p>1.0734075998783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4</text:p>
          </table:table-cell>
          <table:table-cell table:formula="of:=[.G15]+1" office:value-type="float" office:value="14" calcext:value-type="float">
            <text:p>14</text:p>
          </table:table-cell>
          <table:table-cell table:formula="of:=IF([.G16]&lt;[.$C$5];[.$C$4]^[.G16];0)" office:value-type="float" office:value="1.0792726671524" calcext:value-type="float">
            <text:p>1.0792726671524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5</text:p>
          </table:table-cell>
          <table:table-cell table:formula="of:=[.G16]+1" office:value-type="float" office:value="15" calcext:value-type="float">
            <text:p>15</text:p>
          </table:table-cell>
          <table:table-cell table:formula="of:=IF([.G17]&lt;[.$C$5];[.$C$4]^[.G17];0)" office:value-type="float" office:value="1.08516978098003" calcext:value-type="float">
            <text:p>1.08516978098003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6</text:p>
          </table:table-cell>
          <table:table-cell table:formula="of:=[.G17]+1" office:value-type="float" office:value="16" calcext:value-type="float">
            <text:p>16</text:p>
          </table:table-cell>
          <table:table-cell table:formula="of:=IF([.G18]&lt;[.$C$5];[.$C$4]^[.G18];0)" office:value-type="float" office:value="1.09109911646264" calcext:value-type="float">
            <text:p>1.09109911646264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7</text:p>
          </table:table-cell>
          <table:table-cell table:formula="of:=[.G18]+1" office:value-type="float" office:value="17" calcext:value-type="float">
            <text:p>17</text:p>
          </table:table-cell>
          <table:table-cell table:formula="of:=IF([.G19]&lt;[.$C$5];[.$C$4]^[.G19];0)" office:value-type="float" office:value="1.09706084965838" calcext:value-type="float">
            <text:p>1.09706084965838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8</text:p>
          </table:table-cell>
          <table:table-cell table:formula="of:=[.G19]+1" office:value-type="float" office:value="18" calcext:value-type="float">
            <text:p>18</text:p>
          </table:table-cell>
          <table:table-cell table:formula="of:=IF([.G20]&lt;[.$C$5];[.$C$4]^[.G20];0)" office:value-type="float" office:value="1.10305515758739" calcext:value-type="float">
            <text:p>1.10305515758739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19</text:p>
          </table:table-cell>
          <table:table-cell table:formula="of:=[.G20]+1" office:value-type="float" office:value="19" calcext:value-type="float">
            <text:p>19</text:p>
          </table:table-cell>
          <table:table-cell table:formula="of:=IF([.G21]&lt;[.$C$5];[.$C$4]^[.G21];0)" office:value-type="float" office:value="1.10908221823706" calcext:value-type="float">
            <text:p>1.10908221823706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0</text:p>
          </table:table-cell>
          <table:table-cell table:formula="of:=[.G21]+1" office:value-type="float" office:value="20" calcext:value-type="float">
            <text:p>20</text:p>
          </table:table-cell>
          <table:table-cell table:formula="of:=IF([.G22]&lt;[.$C$5];[.$C$4]^[.G22];0)" office:value-type="float" office:value="1.11514221056727" calcext:value-type="float">
            <text:p>1.11514221056727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1</text:p>
          </table:table-cell>
          <table:table-cell table:formula="of:=[.G22]+1" office:value-type="float" office:value="21" calcext:value-type="float">
            <text:p>21</text:p>
          </table:table-cell>
          <table:table-cell table:formula="of:=IF([.G23]&lt;[.$C$5];[.$C$4]^[.G23];0)" office:value-type="float" office:value="1.12123531451576" calcext:value-type="float">
            <text:p>1.12123531451576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2</text:p>
          </table:table-cell>
          <table:table-cell table:formula="of:=[.G23]+1" office:value-type="float" office:value="22" calcext:value-type="float">
            <text:p>22</text:p>
          </table:table-cell>
          <table:table-cell table:formula="of:=IF([.G24]&lt;[.$C$5];[.$C$4]^[.G24];0)" office:value-type="float" office:value="1.12736171100341" calcext:value-type="float">
            <text:p>1.1273617110034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3</text:p>
          </table:table-cell>
          <table:table-cell table:formula="of:=[.G24]+1" office:value-type="float" office:value="23" calcext:value-type="float">
            <text:p>23</text:p>
          </table:table-cell>
          <table:table-cell table:formula="of:=IF([.G25]&lt;[.$C$5];[.$C$4]^[.G25];0)" office:value-type="float" office:value="1.13352158193969" calcext:value-type="float">
            <text:p>1.13352158193969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4</text:p>
          </table:table-cell>
          <table:table-cell table:formula="of:=[.G25]+1" office:value-type="float" office:value="24" calcext:value-type="float">
            <text:p>24</text:p>
          </table:table-cell>
          <table:table-cell table:formula="of:=IF([.G26]&lt;[.$C$5];[.$C$4]^[.G26];0)" office:value-type="float" office:value="1.13971511022797" calcext:value-type="float">
            <text:p>1.13971511022797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5</text:p>
          </table:table-cell>
          <table:table-cell table:formula="of:=[.G26]+1" office:value-type="float" office:value="25" calcext:value-type="float">
            <text:p>25</text:p>
          </table:table-cell>
          <table:table-cell table:formula="of:=IF([.G27]&lt;[.$C$5];[.$C$4]^[.G27];0)" office:value-type="float" office:value="1.14594247977104" calcext:value-type="float">
            <text:p>1.14594247977104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6</text:p>
          </table:table-cell>
          <table:table-cell table:formula="of:=[.G27]+1" office:value-type="float" office:value="26" calcext:value-type="float">
            <text:p>26</text:p>
          </table:table-cell>
          <table:table-cell table:formula="of:=IF([.G28]&lt;[.$C$5];[.$C$4]^[.G28];0)" office:value-type="float" office:value="1.15220387547651" calcext:value-type="float">
            <text:p>1.1522038754765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7</text:p>
          </table:table-cell>
          <table:table-cell table:formula="of:=[.G28]+1" office:value-type="float" office:value="27" calcext:value-type="float">
            <text:p>27</text:p>
          </table:table-cell>
          <table:table-cell table:formula="of:=IF([.G29]&lt;[.$C$5];[.$C$4]^[.G29];0)" office:value-type="float" office:value="1.15849948326231" calcext:value-type="float">
            <text:p>1.1584994832623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8</text:p>
          </table:table-cell>
          <table:table-cell table:formula="of:=[.G29]+1" office:value-type="float" office:value="28" calcext:value-type="float">
            <text:p>28</text:p>
          </table:table-cell>
          <table:table-cell table:formula="of:=IF([.G30]&lt;[.$C$5];[.$C$4]^[.G30];0)" office:value-type="float" office:value="1.16482949006225" calcext:value-type="float">
            <text:p>1.1648294900622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29</text:p>
          </table:table-cell>
          <table:table-cell table:formula="of:=[.G30]+1" office:value-type="float" office:value="29" calcext:value-type="float">
            <text:p>29</text:p>
          </table:table-cell>
          <table:table-cell table:formula="of:=IF([.G31]&lt;[.$C$5];[.$C$4]^[.G31];0)" office:value-type="float" office:value="1.1711940838315" calcext:value-type="float">
            <text:p>1.171194083831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30</text:p>
          </table:table-cell>
          <table:table-cell table:formula="of:=[.G31]+1" office:value-type="float" office:value="30" calcext:value-type="float">
            <text:p>30</text:p>
          </table:table-cell>
          <table:table-cell table:formula="of:=IF([.G32]&lt;[.$C$5];[.$C$4]^[.G32];0)" office:value-type="float" office:value="1.17759345355226" calcext:value-type="float">
            <text:p>1.17759345355226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31</text:p>
          </table:table-cell>
          <table:table-cell table:formula="of:=[.G32]+1" office:value-type="float" office:value="31" calcext:value-type="float">
            <text:p>31</text:p>
          </table:table-cell>
          <table:table-cell table:formula="of:=IF([.G33]&lt;[.$C$5];[.$C$4]^[.G33];0)" office:value-type="float" office:value="1.18402778923927" calcext:value-type="float">
            <text:p>1.18402778923927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32</text:p>
          </table:table-cell>
          <table:table-cell table:formula="of:=[.G33]+1" office:value-type="float" office:value="32" calcext:value-type="float">
            <text:p>32</text:p>
          </table:table-cell>
          <table:table-cell table:formula="of:=IF([.G34]&lt;[.$C$5];[.$C$4]^[.G34];0)" office:value-type="float" office:value="1.19049728194555" calcext:value-type="float">
            <text:p>1.1904972819455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33</text:p>
          </table:table-cell>
          <table:table-cell table:formula="of:=[.G34]+1" office:value-type="float" office:value="33" calcext:value-type="float">
            <text:p>33</text:p>
          </table:table-cell>
          <table:table-cell table:formula="of:=IF([.G35]&lt;[.$C$5];[.$C$4]^[.G35];0)" office:value-type="float" office:value="1.19700212376801" calcext:value-type="float">
            <text:p>1.19700212376801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34</text:p>
          </table:table-cell>
          <table:table-cell table:formula="of:=[.G35]+1" office:value-type="float" office:value="34" calcext:value-type="float">
            <text:p>34</text:p>
          </table:table-cell>
          <table:table-cell table:formula="of:=IF([.G36]&lt;[.$C$5];[.$C$4]^[.G36];0)" office:value-type="float" office:value="1.20354250785316" calcext:value-type="float">
            <text:p>1.20354250785316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K35</text:p>
          </table:table-cell>
          <table:table-cell table:formula="of:=[.G36]+1" office:value-type="float" office:value="35" calcext:value-type="float">
            <text:p>35</text:p>
          </table:table-cell>
          <table:table-cell table:formula="of:=IF([.G37]&lt;[.$C$5];[.$C$4]^[.G37];0)" office:value-type="float" office:value="1.21011862840288" calcext:value-type="float">
            <text:p>1.21011862840288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36</text:p>
          </table:table-cell>
          <table:table-cell table:formula="of:=[.G37]+1" office:value-type="float" office:value="36" calcext:value-type="float">
            <text:p>36</text:p>
          </table:table-cell>
          <table:table-cell table:formula="of:=IF([.G38]&lt;[.$C$5];[.$C$4]^[.G38];0)" office:value-type="float" office:value="1.21673068068014" calcext:value-type="float">
            <text:p>1.21673068068014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37</text:p>
          </table:table-cell>
          <table:table-cell table:formula="of:=[.G38]+1" office:value-type="float" office:value="37" calcext:value-type="float">
            <text:p>37</text:p>
          </table:table-cell>
          <table:table-cell table:formula="of:=IF([.G39]&lt;[.$C$5];[.$C$4]^[.G39];0)" office:value-type="float" office:value="1.22337886101485" calcext:value-type="float">
            <text:p>1.2233788610148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38</text:p>
          </table:table-cell>
          <table:table-cell table:formula="of:=[.G39]+1" office:value-type="float" office:value="38" calcext:value-type="float">
            <text:p>38</text:p>
          </table:table-cell>
          <table:table-cell table:formula="of:=IF([.G40]&lt;[.$C$5];[.$C$4]^[.G40];0)" office:value-type="float" office:value="1.23006336680963" calcext:value-type="float">
            <text:p>1.2300633668096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39</text:p>
          </table:table-cell>
          <table:table-cell table:formula="of:=[.G40]+1" office:value-type="float" office:value="39" calcext:value-type="float">
            <text:p>39</text:p>
          </table:table-cell>
          <table:table-cell table:formula="of:=IF([.G41]&lt;[.$C$5];[.$C$4]^[.G41];0)" office:value-type="float" office:value="1.23678439654573" calcext:value-type="float">
            <text:p>1.2367843965457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0</text:p>
          </table:table-cell>
          <table:table-cell table:formula="of:=[.G41]+1" office:value-type="float" office:value="40" calcext:value-type="float">
            <text:p>40</text:p>
          </table:table-cell>
          <table:table-cell table:formula="of:=IF([.G42]&lt;[.$C$5];[.$C$4]^[.G42];0)" office:value-type="float" office:value="1.24354214978886" calcext:value-type="float">
            <text:p>1.2435421497888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1</text:p>
          </table:table-cell>
          <table:table-cell table:formula="of:=[.G42]+1" office:value-type="float" office:value="41" calcext:value-type="float">
            <text:p>41</text:p>
          </table:table-cell>
          <table:table-cell table:formula="of:=IF([.G43]&lt;[.$C$5];[.$C$4]^[.G43];0)" office:value-type="float" office:value="1.25033682719519" calcext:value-type="float">
            <text:p>1.25033682719519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2</text:p>
          </table:table-cell>
          <table:table-cell table:formula="of:=[.G43]+1" office:value-type="float" office:value="42" calcext:value-type="float">
            <text:p>42</text:p>
          </table:table-cell>
          <table:table-cell table:formula="of:=IF([.G44]&lt;[.$C$5];[.$C$4]^[.G44];0)" office:value-type="float" office:value="1.25716863051725" calcext:value-type="float">
            <text:p>1.2571686305172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3</text:p>
          </table:table-cell>
          <table:table-cell table:formula="of:=[.G44]+1" office:value-type="float" office:value="43" calcext:value-type="float">
            <text:p>43</text:p>
          </table:table-cell>
          <table:table-cell table:formula="of:=IF([.G45]&lt;[.$C$5];[.$C$4]^[.G45];0)" office:value-type="float" office:value="1.26403776260993" calcext:value-type="float">
            <text:p>1.2640377626099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4</text:p>
          </table:table-cell>
          <table:table-cell table:formula="of:=[.G45]+1" office:value-type="float" office:value="44" calcext:value-type="float">
            <text:p>44</text:p>
          </table:table-cell>
          <table:table-cell table:formula="of:=IF([.G46]&lt;[.$C$5];[.$C$4]^[.G46];0)" office:value-type="float" office:value="1.27094442743654" calcext:value-type="float">
            <text:p>1.27094442743654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5</text:p>
          </table:table-cell>
          <table:table-cell table:formula="of:=[.G46]+1" office:value-type="float" office:value="45" calcext:value-type="float">
            <text:p>45</text:p>
          </table:table-cell>
          <table:table-cell table:formula="of:=IF([.G47]&lt;[.$C$5];[.$C$4]^[.G47];0)" office:value-type="float" office:value="1.27788883007482" calcext:value-type="float">
            <text:p>1.27788883007482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6</text:p>
          </table:table-cell>
          <table:table-cell table:formula="of:=[.G47]+1" office:value-type="float" office:value="46" calcext:value-type="float">
            <text:p>46</text:p>
          </table:table-cell>
          <table:table-cell table:formula="of:=IF([.G48]&lt;[.$C$5];[.$C$4]^[.G48];0)" office:value-type="float" office:value="1.28487117672305" calcext:value-type="float">
            <text:p>1.2848711767230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7</text:p>
          </table:table-cell>
          <table:table-cell table:formula="of:=[.G48]+1" office:value-type="float" office:value="47" calcext:value-type="float">
            <text:p>47</text:p>
          </table:table-cell>
          <table:table-cell table:formula="of:=IF([.G49]&lt;[.$C$5];[.$C$4]^[.G49];0)" office:value-type="float" office:value="1.29189167470618" calcext:value-type="float">
            <text:p>1.29189167470618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8</text:p>
          </table:table-cell>
          <table:table-cell table:formula="of:=[.G49]+1" office:value-type="float" office:value="48" calcext:value-type="float">
            <text:p>48</text:p>
          </table:table-cell>
          <table:table-cell table:formula="of:=IF([.G50]&lt;[.$C$5];[.$C$4]^[.G50];0)" office:value-type="float" office:value="1.29895053248196" calcext:value-type="float">
            <text:p>1.2989505324819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49</text:p>
          </table:table-cell>
          <table:table-cell table:formula="of:=[.G50]+1" office:value-type="float" office:value="49" calcext:value-type="float">
            <text:p>49</text:p>
          </table:table-cell>
          <table:table-cell table:formula="of:=IF([.G51]&lt;[.$C$5];[.$C$4]^[.G51];0)" office:value-type="float" office:value="1.30604795964717" calcext:value-type="float">
            <text:p>1.30604795964717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0</text:p>
          </table:table-cell>
          <table:table-cell table:formula="of:=[.G51]+1" office:value-type="float" office:value="50" calcext:value-type="float">
            <text:p>50</text:p>
          </table:table-cell>
          <table:table-cell table:formula="of:=IF([.G52]&lt;[.$C$5];[.$C$4]^[.G52];0)" office:value-type="float" office:value="1.31318416694381" calcext:value-type="float">
            <text:p>1.31318416694381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1</text:p>
          </table:table-cell>
          <table:table-cell table:formula="of:=[.G52]+1" office:value-type="float" office:value="51" calcext:value-type="float">
            <text:p>51</text:p>
          </table:table-cell>
          <table:table-cell table:formula="of:=IF([.G53]&lt;[.$C$5];[.$C$4]^[.G53];0)" office:value-type="float" office:value="1.32035936626536" calcext:value-type="float">
            <text:p>1.3203593662653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2</text:p>
          </table:table-cell>
          <table:table-cell table:formula="of:=[.G53]+1" office:value-type="float" office:value="52" calcext:value-type="float">
            <text:p>52</text:p>
          </table:table-cell>
          <table:table-cell table:formula="of:=IF([.G54]&lt;[.$C$5];[.$C$4]^[.G54];0)" office:value-type="float" office:value="1.32757377066309" calcext:value-type="float">
            <text:p>1.32757377066309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3</text:p>
          </table:table-cell>
          <table:table-cell table:formula="of:=[.G54]+1" office:value-type="float" office:value="53" calcext:value-type="float">
            <text:p>53</text:p>
          </table:table-cell>
          <table:table-cell table:formula="of:=IF([.G55]&lt;[.$C$5];[.$C$4]^[.G55];0)" office:value-type="float" office:value="1.33482759435237" calcext:value-type="float">
            <text:p>1.33482759435237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4</text:p>
          </table:table-cell>
          <table:table-cell table:formula="of:=[.G55]+1" office:value-type="float" office:value="54" calcext:value-type="float">
            <text:p>54</text:p>
          </table:table-cell>
          <table:table-cell table:formula="of:=IF([.G56]&lt;[.$C$5];[.$C$4]^[.G56];0)" office:value-type="float" office:value="1.34212105271905" calcext:value-type="float">
            <text:p>1.3421210527190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5</text:p>
          </table:table-cell>
          <table:table-cell table:formula="of:=[.G56]+1" office:value-type="float" office:value="55" calcext:value-type="float">
            <text:p>55</text:p>
          </table:table-cell>
          <table:table-cell table:formula="of:=IF([.G57]&lt;[.$C$5];[.$C$4]^[.G57];0)" office:value-type="float" office:value="1.34945436232582" calcext:value-type="float">
            <text:p>1.34945436232582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6</text:p>
          </table:table-cell>
          <table:table-cell table:formula="of:=[.G57]+1" office:value-type="float" office:value="56" calcext:value-type="float">
            <text:p>56</text:p>
          </table:table-cell>
          <table:table-cell table:formula="of:=IF([.G58]&lt;[.$C$5];[.$C$4]^[.G58];0)" office:value-type="float" office:value="1.35682774091868" calcext:value-type="float">
            <text:p>1.35682774091868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7</text:p>
          </table:table-cell>
          <table:table-cell table:formula="of:=[.G58]+1" office:value-type="float" office:value="57" calcext:value-type="float">
            <text:p>57</text:p>
          </table:table-cell>
          <table:table-cell table:formula="of:=IF([.G59]&lt;[.$C$5];[.$C$4]^[.G59];0)" office:value-type="float" office:value="1.36424140743337" calcext:value-type="float">
            <text:p>1.36424140743337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8</text:p>
          </table:table-cell>
          <table:table-cell table:formula="of:=[.G59]+1" office:value-type="float" office:value="58" calcext:value-type="float">
            <text:p>58</text:p>
          </table:table-cell>
          <table:table-cell table:formula="of:=IF([.G60]&lt;[.$C$5];[.$C$4]^[.G60];0)" office:value-type="float" office:value="1.37169558200192" calcext:value-type="float">
            <text:p>1.37169558200192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59</text:p>
          </table:table-cell>
          <table:table-cell table:formula="of:=[.G60]+1" office:value-type="float" office:value="59" calcext:value-type="float">
            <text:p>59</text:p>
          </table:table-cell>
          <table:table-cell table:formula="of:=IF([.G61]&lt;[.$C$5];[.$C$4]^[.G61];0)" office:value-type="float" office:value="1.37919048595911" calcext:value-type="float">
            <text:p>1.37919048595911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0</text:p>
          </table:table-cell>
          <table:table-cell table:formula="of:=[.G61]+1" office:value-type="float" office:value="60" calcext:value-type="float">
            <text:p>60</text:p>
          </table:table-cell>
          <table:table-cell table:formula="of:=IF([.G62]&lt;[.$C$5];[.$C$4]^[.G62];0)" office:value-type="float" office:value="1.38672634184913" calcext:value-type="float">
            <text:p>1.3867263418491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1</text:p>
          </table:table-cell>
          <table:table-cell table:formula="of:=[.G62]+1" office:value-type="float" office:value="61" calcext:value-type="float">
            <text:p>61</text:p>
          </table:table-cell>
          <table:table-cell table:formula="of:=IF([.G63]&lt;[.$C$5];[.$C$4]^[.G63];0)" office:value-type="float" office:value="1.39430337343211" calcext:value-type="float">
            <text:p>1.39430337343211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2</text:p>
          </table:table-cell>
          <table:table-cell table:formula="of:=[.G63]+1" office:value-type="float" office:value="62" calcext:value-type="float">
            <text:p>62</text:p>
          </table:table-cell>
          <table:table-cell table:formula="of:=IF([.G64]&lt;[.$C$5];[.$C$4]^[.G64];0)" office:value-type="float" office:value="1.40192180569083" calcext:value-type="float">
            <text:p>1.4019218056908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3</text:p>
          </table:table-cell>
          <table:table-cell table:formula="of:=[.G64]+1" office:value-type="float" office:value="63" calcext:value-type="float">
            <text:p>63</text:p>
          </table:table-cell>
          <table:table-cell table:formula="of:=IF([.G65]&lt;[.$C$5];[.$C$4]^[.G65];0)" office:value-type="float" office:value="1.40958186483735" calcext:value-type="float">
            <text:p>1.4095818648373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4</text:p>
          </table:table-cell>
          <table:table-cell table:formula="of:=[.G65]+1" office:value-type="float" office:value="64" calcext:value-type="float">
            <text:p>64</text:p>
          </table:table-cell>
          <table:table-cell table:formula="of:=IF([.G66]&lt;[.$C$5];[.$C$4]^[.G66];0)" office:value-type="float" office:value="1.41728377831974" calcext:value-type="float">
            <text:p>1.41728377831974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5</text:p>
          </table:table-cell>
          <table:table-cell table:formula="of:=[.G66]+1" office:value-type="float" office:value="65" calcext:value-type="float">
            <text:p>65</text:p>
          </table:table-cell>
          <table:table-cell table:formula="of:=IF([.G67]&lt;[.$C$5];[.$C$4]^[.G67];0)" office:value-type="float" office:value="1.42502777482886" calcext:value-type="float">
            <text:p>1.4250277748288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6</text:p>
          </table:table-cell>
          <table:table-cell table:formula="of:=[.G67]+1" office:value-type="float" office:value="66" calcext:value-type="float">
            <text:p>66</text:p>
          </table:table-cell>
          <table:table-cell table:formula="of:=IF([.G68]&lt;[.$C$5];[.$C$4]^[.G68];0)" office:value-type="float" office:value="1.43281408430512" calcext:value-type="float">
            <text:p>1.43281408430512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7</text:p>
          </table:table-cell>
          <table:table-cell table:formula="of:=[.G68]+1" office:value-type="float" office:value="67" calcext:value-type="float">
            <text:p>67</text:p>
          </table:table-cell>
          <table:table-cell table:formula="of:=IF([.G69]&lt;[.$C$5];[.$C$4]^[.G69];0)" office:value-type="float" office:value="1.4406429379453" calcext:value-type="float">
            <text:p>1.440642937945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8</text:p>
          </table:table-cell>
          <table:table-cell table:formula="of:=[.G69]+1" office:value-type="float" office:value="68" calcext:value-type="float">
            <text:p>68</text:p>
          </table:table-cell>
          <table:table-cell table:formula="of:=IF([.G70]&lt;[.$C$5];[.$C$4]^[.G70];0)" office:value-type="float" office:value="1.44851456820947" calcext:value-type="float">
            <text:p>1.44851456820947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69</text:p>
          </table:table-cell>
          <table:table-cell table:formula="of:=[.G70]+1" office:value-type="float" office:value="69" calcext:value-type="float">
            <text:p>69</text:p>
          </table:table-cell>
          <table:table-cell table:formula="of:=IF([.G71]&lt;[.$C$5];[.$C$4]^[.G71];0)" office:value-type="float" office:value="1.45642920882782" calcext:value-type="float">
            <text:p>1.45642920882782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0</text:p>
          </table:table-cell>
          <table:table-cell table:formula="of:=[.G71]+1" office:value-type="float" office:value="70" calcext:value-type="float">
            <text:p>70</text:p>
          </table:table-cell>
          <table:table-cell table:formula="of:=IF([.G72]&lt;[.$C$5];[.$C$4]^[.G72];0)" office:value-type="float" office:value="1.46438709480766" calcext:value-type="float">
            <text:p>1.4643870948076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1</text:p>
          </table:table-cell>
          <table:table-cell table:formula="of:=[.G72]+1" office:value-type="float" office:value="71" calcext:value-type="float">
            <text:p>71</text:p>
          </table:table-cell>
          <table:table-cell table:formula="of:=IF([.G73]&lt;[.$C$5];[.$C$4]^[.G73];0)" office:value-type="float" office:value="1.47238846244035" calcext:value-type="float">
            <text:p>1.4723884624403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2</text:p>
          </table:table-cell>
          <table:table-cell table:formula="of:=[.G73]+1" office:value-type="float" office:value="72" calcext:value-type="float">
            <text:p>72</text:p>
          </table:table-cell>
          <table:table-cell table:formula="of:=IF([.G74]&lt;[.$C$5];[.$C$4]^[.G74];0)" office:value-type="float" office:value="1.48043354930837" calcext:value-type="float">
            <text:p>1.48043354930837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3</text:p>
          </table:table-cell>
          <table:table-cell table:formula="of:=[.G74]+1" office:value-type="float" office:value="73" calcext:value-type="float">
            <text:p>73</text:p>
          </table:table-cell>
          <table:table-cell table:formula="of:=IF([.G75]&lt;[.$C$5];[.$C$4]^[.G75];0)" office:value-type="float" office:value="1.4885225942923" calcext:value-type="float">
            <text:p>1.4885225942923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4</text:p>
          </table:table-cell>
          <table:table-cell table:formula="of:=[.G75]+1" office:value-type="float" office:value="74" calcext:value-type="float">
            <text:p>74</text:p>
          </table:table-cell>
          <table:table-cell table:formula="of:=IF([.G76]&lt;[.$C$5];[.$C$4]^[.G76];0)" office:value-type="float" office:value="1.49665583757799" calcext:value-type="float">
            <text:p>1.49665583757799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5</text:p>
          </table:table-cell>
          <table:table-cell table:formula="of:=[.G76]+1" office:value-type="float" office:value="75" calcext:value-type="float">
            <text:p>75</text:p>
          </table:table-cell>
          <table:table-cell table:formula="of:=IF([.G77]&lt;[.$C$5];[.$C$4]^[.G77];0)" office:value-type="float" office:value="1.50483352066366" calcext:value-type="float">
            <text:p>1.5048335206636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6</text:p>
          </table:table-cell>
          <table:table-cell table:formula="of:=[.G77]+1" office:value-type="float" office:value="76" calcext:value-type="float">
            <text:p>76</text:p>
          </table:table-cell>
          <table:table-cell table:formula="of:=IF([.G78]&lt;[.$C$5];[.$C$4]^[.G78];0)" office:value-type="float" office:value="1.51305588636705" calcext:value-type="float">
            <text:p>1.5130558863670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7</text:p>
          </table:table-cell>
          <table:table-cell table:formula="of:=[.G78]+1" office:value-type="float" office:value="77" calcext:value-type="float">
            <text:p>77</text:p>
          </table:table-cell>
          <table:table-cell table:formula="of:=IF([.G79]&lt;[.$C$5];[.$C$4]^[.G79];0)" office:value-type="float" office:value="1.52132317883266" calcext:value-type="float">
            <text:p>1.52132317883266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8</text:p>
          </table:table-cell>
          <table:table-cell table:formula="of:=[.G79]+1" office:value-type="float" office:value="78" calcext:value-type="float">
            <text:p>78</text:p>
          </table:table-cell>
          <table:table-cell table:formula="of:=IF([.G80]&lt;[.$C$5];[.$C$4]^[.G80];0)" office:value-type="float" office:value="1.52963564353898" calcext:value-type="float">
            <text:p>1.52963564353898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79</text:p>
          </table:table-cell>
          <table:table-cell table:formula="of:=[.G80]+1" office:value-type="float" office:value="79" calcext:value-type="float">
            <text:p>79</text:p>
          </table:table-cell>
          <table:table-cell table:formula="of:=IF([.G81]&lt;[.$C$5];[.$C$4]^[.G81];0)" office:value-type="float" office:value="1.53799352730579" calcext:value-type="float">
            <text:p>1.53799352730579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0</text:p>
          </table:table-cell>
          <table:table-cell table:formula="of:=[.G81]+1" office:value-type="float" office:value="80" calcext:value-type="float">
            <text:p>80</text:p>
          </table:table-cell>
          <table:table-cell table:formula="of:=IF([.G82]&lt;[.$C$5];[.$C$4]^[.G82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1</text:p>
          </table:table-cell>
          <table:table-cell table:formula="of:=[.G82]+1" office:value-type="float" office:value="81" calcext:value-type="float">
            <text:p>81</text:p>
          </table:table-cell>
          <table:table-cell table:formula="of:=IF([.G83]&lt;[.$C$5];[.$C$4]^[.G83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2</text:p>
          </table:table-cell>
          <table:table-cell table:formula="of:=[.G83]+1" office:value-type="float" office:value="82" calcext:value-type="float">
            <text:p>82</text:p>
          </table:table-cell>
          <table:table-cell table:formula="of:=IF([.G84]&lt;[.$C$5];[.$C$4]^[.G84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3</text:p>
          </table:table-cell>
          <table:table-cell table:formula="of:=[.G84]+1" office:value-type="float" office:value="83" calcext:value-type="float">
            <text:p>83</text:p>
          </table:table-cell>
          <table:table-cell table:formula="of:=IF([.G85]&lt;[.$C$5];[.$C$4]^[.G85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4</text:p>
          </table:table-cell>
          <table:table-cell table:formula="of:=[.G85]+1" office:value-type="float" office:value="84" calcext:value-type="float">
            <text:p>84</text:p>
          </table:table-cell>
          <table:table-cell table:formula="of:=IF([.G86]&lt;[.$C$5];[.$C$4]^[.G86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5</text:p>
          </table:table-cell>
          <table:table-cell table:formula="of:=[.G86]+1" office:value-type="float" office:value="85" calcext:value-type="float">
            <text:p>85</text:p>
          </table:table-cell>
          <table:table-cell table:formula="of:=IF([.G87]&lt;[.$C$5];[.$C$4]^[.G87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6</text:p>
          </table:table-cell>
          <table:table-cell table:formula="of:=[.G87]+1" office:value-type="float" office:value="86" calcext:value-type="float">
            <text:p>86</text:p>
          </table:table-cell>
          <table:table-cell table:formula="of:=IF([.G88]&lt;[.$C$5];[.$C$4]^[.G88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7</text:p>
          </table:table-cell>
          <table:table-cell table:formula="of:=[.G88]+1" office:value-type="float" office:value="87" calcext:value-type="float">
            <text:p>87</text:p>
          </table:table-cell>
          <table:table-cell table:formula="of:=IF([.G89]&lt;[.$C$5];[.$C$4]^[.G89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8</text:p>
          </table:table-cell>
          <table:table-cell table:formula="of:=[.G89]+1" office:value-type="float" office:value="88" calcext:value-type="float">
            <text:p>88</text:p>
          </table:table-cell>
          <table:table-cell table:formula="of:=IF([.G90]&lt;[.$C$5];[.$C$4]^[.G90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89</text:p>
          </table:table-cell>
          <table:table-cell table:formula="of:=[.G90]+1" office:value-type="float" office:value="89" calcext:value-type="float">
            <text:p>89</text:p>
          </table:table-cell>
          <table:table-cell table:formula="of:=IF([.G91]&lt;[.$C$5];[.$C$4]^[.G91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0</text:p>
          </table:table-cell>
          <table:table-cell table:formula="of:=[.G91]+1" office:value-type="float" office:value="90" calcext:value-type="float">
            <text:p>90</text:p>
          </table:table-cell>
          <table:table-cell table:formula="of:=IF([.G92]&lt;[.$C$5];[.$C$4]^[.G92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1</text:p>
          </table:table-cell>
          <table:table-cell table:formula="of:=[.G92]+1" office:value-type="float" office:value="91" calcext:value-type="float">
            <text:p>91</text:p>
          </table:table-cell>
          <table:table-cell table:formula="of:=IF([.G93]&lt;[.$C$5];[.$C$4]^[.G93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2</text:p>
          </table:table-cell>
          <table:table-cell table:formula="of:=[.G93]+1" office:value-type="float" office:value="92" calcext:value-type="float">
            <text:p>92</text:p>
          </table:table-cell>
          <table:table-cell table:formula="of:=IF([.G94]&lt;[.$C$5];[.$C$4]^[.G94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3</text:p>
          </table:table-cell>
          <table:table-cell table:formula="of:=[.G94]+1" office:value-type="float" office:value="93" calcext:value-type="float">
            <text:p>93</text:p>
          </table:table-cell>
          <table:table-cell table:formula="of:=IF([.G95]&lt;[.$C$5];[.$C$4]^[.G95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4</text:p>
          </table:table-cell>
          <table:table-cell table:formula="of:=[.G95]+1" office:value-type="float" office:value="94" calcext:value-type="float">
            <text:p>94</text:p>
          </table:table-cell>
          <table:table-cell table:formula="of:=IF([.G96]&lt;[.$C$5];[.$C$4]^[.G96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5</text:p>
          </table:table-cell>
          <table:table-cell table:formula="of:=[.G96]+1" office:value-type="float" office:value="95" calcext:value-type="float">
            <text:p>95</text:p>
          </table:table-cell>
          <table:table-cell table:formula="of:=IF([.G97]&lt;[.$C$5];[.$C$4]^[.G97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6</text:p>
          </table:table-cell>
          <table:table-cell table:formula="of:=[.G97]+1" office:value-type="float" office:value="96" calcext:value-type="float">
            <text:p>96</text:p>
          </table:table-cell>
          <table:table-cell table:formula="of:=IF([.G98]&lt;[.$C$5];[.$C$4]^[.G98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7</text:p>
          </table:table-cell>
          <table:table-cell table:formula="of:=[.G98]+1" office:value-type="float" office:value="97" calcext:value-type="float">
            <text:p>97</text:p>
          </table:table-cell>
          <table:table-cell table:formula="of:=IF([.G99]&lt;[.$C$5];[.$C$4]^[.G99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8</text:p>
          </table:table-cell>
          <table:table-cell table:formula="of:=[.G99]+1" office:value-type="float" office:value="98" calcext:value-type="float">
            <text:p>98</text:p>
          </table:table-cell>
          <table:table-cell table:formula="of:=IF([.G100]&lt;[.$C$5];[.$C$4]^[.G100];0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K99</text:p>
          </table:table-cell>
          <table:table-cell table:formula="of:=[.G100]+1" office:value-type="float" office:value="99" calcext:value-type="float">
            <text:p>99</text:p>
          </table:table-cell>
          <table:table-cell table:formula="of:=IF([.G101]&lt;[.$C$5];[.$C$4]^[.G101];0)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4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="Ubuntu" fo:font-family="Ubuntu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6:03:03.659091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0:12:28.657380274</meta:creation-date>
    <dc:title>UbuntuFont</dc:title>
    <meta:editing-duration>PT8M39S</meta:editing-duration>
    <meta:editing-cycles>5</meta:editing-cycles>
    <meta:generator>LibreOffice/6.4.6.2$Linux_X86_64 LibreOffice_project/40$Build-2</meta:generator>
    <meta:initial-creator>Edwin Saavedra C</meta:initial-creator>
    <dc:date>2021-02-28T16:20:40.876686304</dc:date>
    <dc:creator>Edwin Saavedra C</dc:creator>
    <meta:document-statistic meta:table-count="1" meta:cell-count="316" meta:object-count="0"/>
    <meta:template xlink:type="simple" xlink:actuate="onRequest" xlink:title="UbuntuFont" xlink:href="../../../../../Templates/UbuntuFont1.ots" meta:date="2021-02-27T10:12:27.732818454"/>
  </office:meta>
</office:document-meta>
</file>